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14b"/>
    </style:style>
    <style:style style:name="P2" style:family="paragraph" style:parent-style-name="Standard">
      <style:text-properties officeooo:rsid="000b5080" officeooo:paragraph-rsid="000b5080"/>
    </style:style>
    <style:style style:name="P3" style:family="paragraph" style:parent-style-name="Standard">
      <style:text-properties officeooo:rsid="000b694f" officeooo:paragraph-rsid="000b694f"/>
    </style:style>
    <style:style style:name="P4" style:family="paragraph" style:parent-style-name="Standard">
      <style:text-properties officeooo:rsid="000b694f" officeooo:paragraph-rsid="000b694f"/>
    </style:style>
    <style:style style:name="P5" style:family="paragraph" style:parent-style-name="Standard">
      <style:text-properties officeooo:rsid="000e70e8" officeooo:paragraph-rsid="000b6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ite/kites</text:p>
      <text:p text:style-name="Standard">zebra/zebras</text:p>
      <text:p text:style-name="Standard">crayon/crayons</text:p>
      <text:p text:style-name="Standard">are you get ready ?</text:p>
      <text:p text:style-name="Standard">Cousin</text:p>
      <text:p text:style-name="Standard">airplane</text:p>
      <text:p text:style-name="Standard">tidy : ngăn nắp</text:p>
      <text:p text:style-name="Standard">chase : đuổi (bắt)</text:p>
      <text:p text:style-name="Standard">have got </text:p>
      <text:p text:style-name="Standard">basket : </text:p>
      <text:p text:style-name="Standard">fridge : tủ lạnh </text:p>
      <text:p text:style-name="P1">what a nice day !!</text:p>
      <text:p text:style-name="P2">what beautiful flowers !!</text:p>
      <text:p text:style-name="P3">on the weekdays</text:p>
      <text:p text:style-name="P3">in weekends</text:p>
      <text:p text:style-name="P3">at the moment </text:p>
      <text:p text:style-name="P5">crocodile : cá xấu </text:p>
      <text:p text:style-name="P5">donkey : con lừa</text:p>
      <text:p text:style-name="P5">frog : con ếch </text:p>
      <text:p text:style-name="P5">giraffe : con hươu cao cổ </text:p>
      <text:p text:style-name="P5">goat : con dê</text:p>
      <text:p text:style-name="P5">hippo : con hà mã </text:p>
      <text:p text:style-name="P5">jellyfish : con sứa </text:p>
      <text:p text:style-name="P5">lizard : con thạch sùng</text:p>
      <text:p text:style-name="P5">polar bear : gấu trắng</text:p>
      <text:p text:style-name="P5">sheep : con cừu</text:p>
      <text:p text:style-name="P5">sharp teeth : răng sắc nhọ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6:48:50.000628077</meta:creation-date>
    <dc:date>2021-11-29T15:10:37.004241676</dc:date>
    <meta:editing-duration>PT9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94" meta:character-count="434" meta:non-whitespace-character-count="358"/>
  </office:meta>
</office:document-meta>
</file>